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b515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950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2.499cm" svg:height="3.999cm" draw:transform="rotate (1.5707963267946) translate (2cm 7cm)" svg:viewBox="0 0 2500 4000" svg:d="m0 4000c0 4000 2500 4000 2500 4000 0 0-1000 0-1000-4000z">
          <text:p/>
        </draw:path>
        <draw:path draw:style-name="gr1" draw:text-style-name="P1" draw:layer="layout" svg:width="2.499cm" svg:height="3.999cm" draw:transform="rotate (1.5707963267946) translate (2.00000000000089cm 4.50000000000356cm)" svg:viewBox="0 0 2500 4000" svg:d="m2500 4000c0 4000-2500 4000-2500 4000 0 0 1000 0 1000-4000z">
          <text:p/>
        </draw:path>
        <draw:path draw:style-name="gr1" draw:text-style-name="P1" draw:layer="layout" svg:width="2.499cm" svg:height="3.999cm" draw:transform="rotate (1.5707963267946) translate (2cm 11cm)" svg:viewBox="0 0 2500 4000" svg:d="m0 4000c0 4000 2500 4000 2500 4000 0 0-1000 0-1000-4000z">
          <text:p/>
        </draw:path>
        <draw:path draw:style-name="gr1" draw:text-style-name="P1" draw:layer="layout" svg:width="2.999cm" svg:height="3.999cm" draw:transform="rotate (1.5707963267946) translate (2.00000000000134cm 8.50000000000356cm)" svg:viewBox="0 0 3000 4000" svg:d="m3000 4000c0 4000-3000 4000-3000 4000 0 0 1500 0 1500-4000z">
          <text:p/>
        </draw:path>
        <draw:path draw:style-name="gr2" draw:text-style-name="P1" draw:layer="layout" svg:width="2.999cm" svg:height="3.999cm" draw:transform="rotate (3.1415926535892) translate (12.0000000000024cm 10.4999999999991cm)" svg:viewBox="0 0 3000 4000" svg:d="m3000-20968c0 4000-3000 3968-3000 3968 0 0 1500 0 1500-4000z">
          <text:p/>
        </draw:path>
        <draw:path draw:style-name="gr2" draw:text-style-name="P1" draw:layer="layout" svg:width="2.999cm" svg:height="3.999cm" draw:transform="rotate (3.1415926535892) translate (15cm 10.5cm)" svg:viewBox="0 0 3000 4000" svg:d="m0-21000c0 4000 3000 4000 3000 4000 0 0-1500 0-1500-4000z">
          <text:p/>
        </draw:path>
        <draw:path draw:style-name="gr3" draw:text-style-name="P1" draw:layer="layout" svg:width="2.999cm" svg:height="3.999cm" svg:x="9cm" svg:y="2.5cm" svg:viewBox="0 0 3000 4000" svg:d="m0 0c0 4000 3000 4000 3000 4000 0 0-1500 0-1500-4000z">
          <text:p/>
        </draw:path>
        <draw:path draw:style-name="gr3" draw:text-style-name="P1" draw:layer="layout" svg:width="3.023cm" svg:height="3.979cm" draw:transform="skewX (0.0073303828583748) rotate (-3.12832815127523) translate (15.0236168193377cm 6.47978879579062cm)" svg:viewBox="0 0 3024 3980" svg:d="m3024-13337c0 4000-3024 3960-3024 3960 0 0 1524 20 1524-3980z">
          <text:p/>
        </draw:path>
        <draw:path draw:style-name="gr3" draw:text-style-name="P1" draw:layer="layout" svg:width="3.015cm" svg:height="3.984cm" draw:transform="skewX (-0.0059341194567796) rotate (-0.00994837673755213) translate (15.0000599029213cm 2.48507753853603cm)" svg:viewBox="0 0 3016 3985" svg:d="m0 4686c16 4032 3016 3970 3016 3970 0 0-1500 15-1516-3985z">
          <text:p/>
        </draw:path>
        <draw:path draw:style-name="gr2" draw:text-style-name="P1" draw:layer="layout" svg:width="1.499cm" svg:height="3.016cm" draw:transform="skewX (-0.014835298641949) rotate (-1.55927715373263) translate (18cm 9cm)" svg:viewBox="0 0 1500 3017" svg:d="m0-35790c1 2666 1421 3017 1421 3017 0 0 0 0 79-3000z">
          <text:p/>
        </draw:path>
        <draw:custom-shape draw:style-name="gr4" draw:text-style-name="P1" draw:layer="layout" svg:width="1.5cm" svg:height="1.5cm" svg:x="5.5cm" svg:y="2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5cm" svg:height="1.5cm" svg:x="5.5cm" svg:y="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5" draw:text-style-name="P1" draw:layer="layout" svg:width="2.999cm" svg:height="1.999cm" draw:transform="rotate (-1.57079632679579) translate (9.49999999999956cm 20.9999999999994cm)" svg:viewBox="0 0 3000 2000" svg:d="m3000-19000c0 2000-3000 2000-3000 2000 0 0 1500 0 1500-2000z">
          <text:p/>
        </draw:path>
        <draw:path draw:style-name="gr5" draw:text-style-name="P1" draw:layer="layout" svg:width="1.993cm" svg:height="3.039cm" draw:transform="skewX (0.0160570291183448) rotate (-3.12152136719246) translate (11.5000017051147cm 23.9999999657716cm)" svg:viewBox="0 0 1994 3040" svg:d="m1994-46912c-2000-40-1994-1540-1994-1540 0 0-12 2999 1988 3040z">
          <text:p/>
        </draw:path>
        <draw:path draw:style-name="gr5" draw:text-style-name="P1" draw:layer="layout" svg:width="3.015cm" svg:height="3.984cm" draw:transform="skewX (-0.0059341194567796) rotate (-0.00994837673755213) translate (10.5000599029213cm 13.485077538536cm)" svg:viewBox="0 0 3016 3985" svg:d="m0 26775c16 4032 3016 3970 3016 3970 0 0-1500 15-1516-3985z">
          <text:p/>
        </draw:path>
        <draw:path draw:style-name="gr1" draw:text-style-name="P1" draw:layer="layout" svg:width="5.999cm" svg:height="2.499cm" draw:transform="rotate (1.5707963267946) translate (14cm 21cm)" svg:viewBox="0 0 6000 2500" svg:d="m6000 28000c0 3333-4500 3333-4500 0 0 0-1499 76-1500 0 0 3333 4500 3333 4500 0z">
          <text:p/>
        </draw:path>
        <draw:path draw:style-name="gr2" draw:text-style-name="P1" draw:layer="layout" svg:width="2.999cm" svg:height="2.999cm" draw:transform="rotate (3.1415926535892) translate (19.0000000000018cm 18cm)" svg:viewBox="0 0 3000 3000" svg:d="m0-33000c0-2531 3000-3000 3000-3000 0 0 0 0-3000 0z">
          <text:p/>
        </draw:path>
        <draw:path draw:style-name="gr2" draw:text-style-name="P1" draw:layer="layout" svg:width="1.499cm" svg:height="3.016cm" draw:transform="skewX (-0.014835298641949) rotate (-1.55927715373263) translate (19cm 13cm)" svg:viewBox="0 0 1500 3017" svg:d="m0-37698c1 2667 1421 3017 1421 3017 0 0 0 0 79-3000z">
          <text:p/>
        </draw:path>
        <draw:path draw:style-name="gr2" draw:text-style-name="P1" draw:layer="layout" svg:width="2.999cm" svg:height="2.999cm" svg:x="6cm" svg:y="16.5cm" svg:viewBox="0 0 3000 3000" svg:d="m0 3000c0-1500 500-3000 1500-3000s1500 1500 1500 3000c0-1500-3000-1500-3000 0z">
          <text:p/>
        </draw:path>
        <draw:path draw:style-name="gr1" draw:text-style-name="P1" draw:layer="layout" svg:width="2.999cm" svg:height="2.999cm" draw:transform="rotate (-1.57079632679579) translate (5.49999999999956cm 14.9999999999991cm)" svg:viewBox="0 0 3000 3000" svg:d="m3000-8000c0-1500-500-3000-1500-3000s-1500 1500-1500 3000c0-1500 3000-1500 3000 0z">
          <text:p/>
        </draw:path>
        <draw:path draw:style-name="gr2" draw:text-style-name="P1" draw:layer="layout" svg:width="1.999cm" svg:height="2.999cm" draw:transform="rotate (3.1415926535892) translate (9.50000000000178cm 26.9999999999988cm)" svg:viewBox="0 0 2000 3000" svg:d="m0-51000c2000 0 2000-3000 2000-3000 0 0 0 1500-2000 1500z">
          <text:p/>
        </draw:path>
        <draw:path draw:style-name="gr2" draw:text-style-name="P1" draw:layer="layout" svg:width="1.983cm" svg:height="1.553cm" draw:transform="skewX (0.0160570291183448) rotate (0.027052603405907) translate (9.5cm 25.5cm)" svg:viewBox="0 0 1984 1554" svg:d="m1 52995c2001 1 1983 54 1983 54 0 0 16-1553-1984-1554z">
          <text:p/>
        </draw:path>
        <draw:path draw:style-name="gr1" draw:text-style-name="P1" draw:layer="layout" svg:width="2.999cm" svg:height="2.999cm" draw:transform="rotate (1.5707963267946) translate (0.5cm 18cm)" svg:viewBox="0 0 3000 3000" svg:d="m3000 1000c0 3000-1500 3000-1500 3000 0 0-1500 0-1500-3000 0 2000 1500 3000 1500 0z">
          <text:p/>
        </draw:path>
        <draw:path draw:style-name="gr2" draw:text-style-name="P1" draw:layer="layout" svg:width="2.999cm" svg:height="2.999cm" draw:transform="rotate (1.5707963267946) translate (5cm 17cm)" svg:viewBox="0 0 3000 3000" svg:d="m3000 13000c-3000 0-3000-3000-3000-3000 0 0 0 1500 3000 1500z">
          <text:p/>
        </draw:path>
        <draw:path draw:style-name="gr1" draw:text-style-name="P1" draw:layer="layout" svg:width="2.499cm" svg:height="3.388cm" draw:transform="rotate (1.5707963267946) translate (16.5cm 21.5cm)" svg:viewBox="0 0 2500 3389" svg:d="m0 33000c0 3500 2500 4500 2500 2000 0 0-1000 1000-1000-2000z">
          <text:p/>
        </draw:path>
        <draw:path draw:style-name="gr1" draw:text-style-name="P1" draw:layer="layout" svg:width="3.159cm" svg:height="2.94cm" draw:transform="rotate (1.5707963267946) translate (17.5000000000009cm 25.1600000000009cm)" svg:viewBox="0 0 3160 2941" svg:d="m3000 35000c1000 4500-3000 3000-3000 1000 0 0 1000 2000 1000-1000z">
          <text:p/>
        </draw:path>
        <draw:path draw:style-name="gr1" draw:text-style-name="P1" draw:layer="layout" svg:width="2.999cm" svg:height="2.499cm" draw:transform="rotate (1.5707963267946) translate (2.5cm 24cm)" svg:viewBox="0 0 3000 2500" svg:d="m3000 5000c0 3628-3000 3024-3000 0 0 1814 1500 1814 1500 0z">
          <text:p/>
        </draw:path>
        <draw:path draw:style-name="gr1" draw:text-style-name="P1" draw:layer="layout" svg:width="2.999cm" svg:height="1.874cm" draw:transform="rotate (1.5707963267946) translate (17cm 28cm)" svg:viewBox="0 0 3000 1875" svg:d="m3000 34000c0 2500-3000 2500-3000 0 0 1500 1500 1500 1500 0z">
          <text:p/>
        </draw:path>
        <draw:path draw:style-name="gr1" draw:text-style-name="P1" draw:layer="layout" svg:width="2.999cm" svg:height="2.499cm" draw:transform="rotate (1.5707963267946) translate (2.5cm 27cm)" svg:viewBox="0 0 3000 2500" svg:d="m3000 5000c0 3628-3000 3024-3000 0 0 1814 1500 1814 1500 0z">
          <text:p/>
        </draw:path>
        <draw:custom-shape draw:style-name="gr4" draw:text-style-name="P1" draw:layer="layout" svg:width="2cm" svg:height="2cm" svg:x="6.5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2cm" svg:height="2cm" svg:x="6.5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1T15:27:12</meta:creation-date>
    <dc:date>2010-10-21T18:59:07</dc:date>
    <dc:creator>Adrien-INRIA </dc:creator>
    <meta:editing-duration>PT01H17M41S</meta:editing-duration>
    <meta:editing-cycles>1</meta:editing-cycles>
    <meta:document-statistic meta:object-count="31"/>
    <meta:generator>OpenOffice.org/3.2$Linux OpenOffice.org_project/320m12$Build-9483</meta:generator>
  </office:meta>
</office:document-meta>
</file>